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Discovery </text:p>
      <text:p text:style-name="Normal">The Last Of Us</text:p>
      <text:p text:style-name="Normal"/>
      <text:p text:style-name="Normal"/>
      <text:p text:style-name="Normal">L'histoire de The Last of Us : Parti I</text:p>
      <text:p text:style-name="Normal"/>
      <text:p text:style-name="Normal">Découverte de l'histoire originale de The Last of Us à travers une page web interactive. Vous allez explorer ce nouveau monde en différents chapitres avec une fin émouvant digne d'un oscar... Toujours pas envie... dans ce cas, rassurez-vous aux furs et à mesure des chapitres, vous gagnerais des points sur votre profil et grâce à cela, vous serait récompenser par de nouveaux succès. La mise en pratique ce fera sur le développement web que ce soit Frontend et Backend.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/>
    <dc:description/>
    <dc:subject/>
    <meta:initial-creator>MAGAUD Steven</meta:initial-creator>
    <meta:creation-date>2023-12-13T07:12:00Z</meta:creation-date>
    <dc:date>2024-01-23T17:49:11.179000000</dc:date>
    <meta:editing-cycles>2</meta:editing-cycles>
    <meta:editing-duration>PT19M31S</meta:editing-duration>
    <meta:document-statistic meta:table-count="0" meta:image-count="0" meta:object-count="0" meta:page-count="1" meta:paragraph-count="4" meta:word-count="93" meta:character-count="533" meta:non-whitespace-character-count="443"/>
    <meta:template xlink:type="simple" xlink:actuate="onRequest" xlink:title="" xlink:href="Normal.dotm"/>
  </office:meta>
</office:document-meta>
</file>